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id_person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given_name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unix_account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ooney</text:p>
          </table:table-cell>
          <table:table-cell office:value-type="string" table:style-name="ce1">
            <text:p>Noobington</text:p>
          </table:table-cell>
          <table:table-cell office:value-type="string" table:style-name="ce1">
            <text:p>grindel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/>
          <table:table-cell office:value-type="string" table:style-name="ce1">
            <text:p>John</text:p>
          </table:table-cell>
          <table:table-cell office:value-type="string" table:style-name="ce1">
            <text:p>Doe</text:p>
          </table:table-cell>
          <table:table-cell office:value-type="string" table:style-name="ce1">
            <text:p>jd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/>
          <table:table-cell office:value-type="string" table:style-name="ce1">
            <text:p>Michael</text:p>
          </table:table-cell>
          <table:table-cell office:value-type="string" table:style-name="ce1">
            <text:p>Dorn</text:p>
          </table:table-cell>
          <table:table-cell office:value-type="string" table:style-name="ce1">
            <text:p>worf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/>
          <table:table-cell office:value-type="string" table:style-name="ce1">
            <text:p>Homer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s7e2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/>
          <table:table-cell office:value-type="string" table:style-name="ce1">
            <text:p>Jean Luc</text:p>
          </table:table-cell>
          <table:table-cell office:value-type="string" table:style-name="ce1">
            <text:p>Picard</text:p>
          </table:table-cell>
          <table:table-cell office:value-type="string" table:style-name="ce1">
            <text:p>p47at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/>
          <table:table-cell office:value-type="string" table:style-name="ce1">
            <text:p>Ellen</text:p>
          </table:table-cell>
          <table:table-cell office:value-type="string" table:style-name="ce1">
            <text:p>Ripley</text:p>
          </table:table-cell>
          <table:table-cell office:value-type="string" table:style-name="ce1">
            <text:p>xx121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